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9.75pt"/>
    </style:style>
    <style:style style:name="P2" style:family="paragraph" style:parent-style-name="Standard">
      <style:text-properties style:font-name="sans-serif" fo:font-size="10.5pt"/>
    </style:style>
    <style:style style:name="P3" style:family="paragraph" style:parent-style-name="Standard">
      <style:text-properties style:font-name="DejaVu Sans" fo:font-size="13pt" style:font-size-asian="13pt" style:font-size-complex="13pt"/>
    </style:style>
    <style:style style:name="P4" style:family="paragraph" style:parent-style-name="Standard">
      <style:text-properties style:font-name="DejaVu Sans" fo:font-size="13pt" officeooo:paragraph-rsid="0003c795" style:font-size-asian="13pt" style:font-size-complex="13pt"/>
    </style:style>
    <style:style style:name="P5" style:family="paragraph" style:parent-style-name="Standard">
      <style:text-properties style:font-name="DejaVu Sans" fo:font-size="13pt" fo:font-weight="bold" style:font-size-asian="13pt" style:font-weight-asian="bold" style:font-size-complex="13pt" style:font-weight-complex="bold"/>
    </style:style>
    <style:style style:name="P6" style:family="paragraph" style:parent-style-name="Heading_20_2">
      <style:text-properties style:font-name="DejaVu Sans" fo:font-size="13pt" style:font-size-asian="13pt" style:font-size-complex="13pt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3c795"/>
    </style:style>
    <style:style style:name="T2" style:family="text">
      <style:text-properties style:font-name="DejaVu Sans" fo:font-size="13pt" style:font-size-asian="13pt" style:font-size-complex="13pt"/>
    </style:style>
    <style:style style:name="T3" style:family="text">
      <style:text-properties style:font-name="DejaVu Sans" fo:font-size="13pt" officeooo:rsid="000aaa63" style:font-size-asian="13pt" style:font-size-complex="13pt"/>
    </style:style>
    <style:style style:name="T4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DejaVu Sans" fo:font-size="13pt" fo:font-weight="bold" officeooo:rsid="000aaa63" style:font-size-asian="13pt" style:font-weight-asian="bold" style:font-size-complex="13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8ca6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9_2016849698" text:style-name="Index_20_Link" text:visited-style-name="Index_20_Link">Configure<text:tab/>1</text:a></text:p>
          <text:p text:style-name="P7"><text:a xlink:type="simple" xlink:href="#__RefHeading__111_2016849698" text:style-name="Index_20_Link" text:visited-style-name="Index_20_Link">The .gitgnore file<text:tab/>2</text:a></text:p>
          <text:p text:style-name="P7"><text:a xlink:type="simple" xlink:href="#__RefHeading__113_2016849698" text:style-name="Index_20_Link" text:visited-style-name="Index_20_Link">Synchronize changes<text:tab/>2</text:a></text:p>
          <text:p text:style-name="P7"><text:a xlink:type="simple" xlink:href="#__RefHeading__115_2016849698" text:style-name="Index_20_Link" text:visited-style-name="Index_20_Link">Make changes<text:tab/>2</text:a></text:p>
          <text:p text:style-name="P7"><text:a xlink:type="simple" xlink:href="#__RefHeading__117_2016849698" text:style-name="Index_20_Link" text:visited-style-name="Index_20_Link">Redo commits<text:tab/>3</text:a></text:p>
          <text:p text:style-name="P7"><text:a xlink:type="simple" xlink:href="#__RefHeading__119_2016849698" text:style-name="Index_20_Link" text:visited-style-name="Index_20_Link">Stashing<text:tab/>3</text:a></text:p>
          <text:p text:style-name="P7"><text:a xlink:type="simple" xlink:href="#__RefHeading__121_2016849698" text:style-name="Index_20_Link" text:visited-style-name="Index_20_Link">Rebasing<text:tab/>3</text:a></text:p>
        </text:index-body>
      </text:table-of-content>
      <text:p text:style-name="P1"/>
      <text:p text:style-name="P1"/>
      <text:p text:style-name="P1"/>
      <text:h text:style-name="Heading_20_2" text:outline-level="2"><text:bookmark-start text:name="__RefHeading__109_2016849698"/>Configure <text:bookmark-end text:name="__RefHeading__109_2016849698"/></text:h>
      <text:p text:style-name="P3">Configure user information for all local repositories</text:p>
      <text:p text:style-name="P3"/>
      <text:p text:style-name="P4">$ git config --global user.name "[name]"</text:p>
      <text:p text:style-name="P4">Sets the name you want attached to your commit transaction</text:p>
      <text:p text:style-name="P4"/>
      <text:p text:style-name="P3"/>
      <text:p text:style-name="P3">$ git config --global user.email "[email address]"</text:p>
      <text:p text:style-name="P3">Sets the email you want attached to your commit transactions</text:p>
      <text:p text:style-name="P3"/>
      <text:p text:style-name="P1"/>
      <text:p text:style-name="P1"/>
      <text:p text:style-name="P3"><text:span text:style-name="T1">$ </text:span>git clone [url] </text:p>
      <text:p text:style-name="P3">Clone (download) a repository that already exists on <text:s/>GitHub, including all of the files, branches, and commi<text:span text:style-name="T1">ts</text:span></text:p>
      <text:p text:style-name="Standard"/>
      <text:p text:style-name="P5">Branches</text:p>
      <text:p text:style-name="P3">Branches are an important part of working with Git. Any <text:s/>commits you make will be made on the branch you're currently “checked out” to. Use </text:p>
      <text:p text:style-name="P3"/>
      <text:p text:style-name="P3"><text:span text:style-name="T1">$ </text:span>git status</text:p>
      <text:p text:style-name="P3">to see which branch that is</text:p>
      <text:p text:style-name="P3"/>
      <text:p text:style-name="P3">$ git branch [branch-name]</text:p>
      <text:p text:style-name="P3">Creates a new branch</text:p>
      <text:p text:style-name="P3"/>
      <text:p text:style-name="P3">$ git checkout [branch-name]</text:p>
      <text:p text:style-name="P3">Switches to the specified branch and updates the working directory</text:p>
      <text:p text:style-name="P3"/>
      <text:p text:style-name="P3">$ git merge [branch]</text:p>
      <text:p text:style-name="P3">Combines the specified branch’s history into the current branch. This is usually done in pull requests, but is an important Git operation</text:p>
      <text:p text:style-name="P3"/>
      <text:p text:style-name="P3"><text:soft-page-break/>$ git branch -d [branch-name]</text:p>
      <text:p text:style-name="P3">Deletes the specified branch</text:p>
      <text:p text:style-name="P3"/>
      <text:h text:style-name="Heading_20_2" text:outline-level="2"><text:bookmark-start text:name="__RefHeading__111_2016849698"/>The .gitgnore file<text:bookmark-end text:name="__RefHeading__111_2016849698"/></text:h>
      <text:p text:style-name="P3">Sometimes it may be a good idea to exclude files from being tracked with Git. This is typically done in a special file named .gitignore .</text:p>
      <text:p text:style-name="P4"/>
      <text:p text:style-name="P4"/>
      <text:p text:style-name="P4">You can find helpful templates for .gitignore</text:p>
      <text:p text:style-name="P3">files at github.com/github/gitignore</text:p>
      <text:p text:style-name="P2">.</text:p>
      <text:p text:style-name="P3"/>
      <text:p text:style-name="P3"/>
      <text:h text:style-name="Heading_20_2" text:outline-level="2"><text:bookmark-start text:name="__RefHeading__113_2016849698"/>Synchronize changes<text:bookmark-end text:name="__RefHeading__113_2016849698"/></text:h>
      <text:p text:style-name="P3">Synchronize your local repository with the remote repository on GitHub.com</text:p>
      <text:p text:style-name="P3"/>
      <text:p text:style-name="P3"/>
      <text:p text:style-name="P4">$ git fetch</text:p>
      <text:p text:style-name="P4">Downloads all history from the remote tracking branches</text:p>
      <text:p text:style-name="P4"/>
      <text:p text:style-name="P3">$ git merge</text:p>
      <text:p text:style-name="P3">Combines remote tracking branch into current local branch</text:p>
      <text:p text:style-name="P3"/>
      <text:p text:style-name="P4">$ git push</text:p>
      <text:p text:style-name="P4">Uploads all local branch commits to GitHub</text:p>
      <text:p text:style-name="P4"/>
      <text:p text:style-name="P4">$ git pull</text:p>
      <text:p text:style-name="P3">Updates your current local working branch with all new commits from the corresponding remote branch on GitHub. </text:p>
      <text:p text:style-name="P3"/>
      <text:p text:style-name="P3">git pull <text:s text:c="2"/>is a combination of <text:s/>git fetch <text:s/>and <text:s/>git merge </text:p>
      <text:p text:style-name="P4"/>
      <text:p text:style-name="P3"/>
      <text:h text:style-name="Heading_20_2" text:outline-level="2"><text:bookmark-start text:name="__RefHeading__115_2016849698"/>Make changes<text:bookmark-end text:name="__RefHeading__115_2016849698"/></text:h>
      <text:p text:style-name="P3">Browse and inspect the evolution of project files</text:p>
      <text:p text:style-name="P2"/>
      <text:p text:style-name="P3">$ git log</text:p>
      <text:p text:style-name="P3">Lists version history for the current branch</text:p>
      <text:p text:style-name="P3"/>
      <text:p text:style-name="P3">$ git log --follow [file]</text:p>
      <text:p text:style-name="P3">Lists version history for a file, including renames</text:p>
      <text:p text:style-name="P3"><text:soft-page-break/></text:p>
      <text:p text:style-name="P3">$ git diff [first-branch]...[second-branch]</text:p>
      <text:p text:style-name="P3">Shows content differences between two branches</text:p>
      <text:p text:style-name="P3"/>
      <text:p text:style-name="P3">$ git show [commit]</text:p>
      <text:p text:style-name="P3">Outputs meta data and content changes of the specified commit</text:p>
      <text:p text:style-name="P3"/>
      <text:p text:style-name="P3">$ git add [file]</text:p>
      <text:p text:style-name="P3">Snapshots the file in preparation for version ing</text:p>
      <text:p text:style-name="P3"/>
      <text:p text:style-name="P3">$ git commit -m "[descriptive message]"</text:p>
      <text:p text:style-name="P3">Records file snapshots permanently in version history</text:p>
      <text:p text:style-name="P2"/>
      <text:h text:style-name="Heading_20_2" text:outline-level="2"><text:bookmark-start text:name="__RefHeading__117_2016849698"/>Redo commits<text:bookmark-end text:name="__RefHeading__117_2016849698"/></text:h>
      <text:p text:style-name="P3">Erase mistakes and craft replacement history</text:p>
      <text:p text:style-name="Standard"/>
      <text:p text:style-name="P3">$ git reset [commit]</text:p>
      <text:p text:style-name="P3">Undoes all commits after [commit], preserving changes locally</text:p>
      <text:p text:style-name="Standard"/>
      <text:p text:style-name="P3">$ git reset --hard [commit]</text:p>
      <text:p text:style-name="P3">Discards all history and changes back to the specified commit</text:p>
      <text:p text:style-name="Standard"/>
      <text:p text:style-name="Standard"/>
      <text:p text:style-name="Standard"/>
      <text:h text:style-name="Heading_20_2" text:outline-level="2"><text:bookmark-start text:name="__RefHeading__119_2016849698"/><text:bookmark text:name="_git_stashing"/>Stashing <text:bookmark-end text:name="__RefHeading__119_2016849698"/></text:h>
      <text:p text:style-name="Text_20_body"><text:span text:style-name="T2">Often, when you’ve been working on part of your project, things are in a messy state and you want to switch branches for a bit to work on something else. The problem is, you don’t want to do a commit of half-done work just so you can get back to this point later. The answer to this issue is the </text:span><text:span text:style-name="Source_20_Text"><text:span text:style-name="T4">git stash</text:span></text:span><text:span text:style-name="T4"> / </text:span><text:span text:style-name="T5">git stash push</text:span><text:span text:style-name="T3"> </text:span><text:span text:style-name="T2">command.</text:span></text:p>
      <text:p text:style-name="P3"/>
      <text:p text:style-name="P3">You can <text:span text:style-name="T6">reapply previously stashed changes with </text:span><text:span text:style-name="Source_20_Text"><text:span text:style-name="T6">git stash pop, </text:span></text:span><text:span text:style-name="Source_20_Text"><text:span text:style-name="T7">on that branch only</text:span></text:span></text:p>
      <text:p text:style-name="P3"/>
      <text:p text:style-name="P3">Alternatively, you can reapply the changes to your working copy <text:span text:style-name="Emphasis">and</text:span> keep them in your stash with <text:span text:style-name="Source_20_Text"><text:span text:style-name="T6">git stash apply</text:span></text:span></text:p>
      <text:p text:style-name="P3"/>
      <text:h text:style-name="P6" text:outline-level="2"><text:bookmark-start text:name="__RefHeading__121_2016849698"/><text:bookmark text:name="_rebasing"/>Rebasing<text:bookmark-end text:name="__RefHeading__121_2016849698"/></text:h>
      <text:p text:style-name="Text_20_body"><text:span text:style-name="T2">In Git, there are two main ways to integrate changes from one branch into another: the </text:span><text:span text:style-name="Source_20_Text"><text:span text:style-name="T4">merge</text:span></text:span><text:span text:style-name="T4"> and the </text:span><text:span text:style-name="Source_20_Text"><text:span text:style-name="T4">rebase</text:span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00:30.093520475</meta:creation-date>
    <dc:date>2020-01-22T14:28:50.347396149</dc:date>
    <meta:editing-duration>PT16M44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535" meta:character-count="3144" meta:non-whitespace-character-count="2670"/>
  </office:meta>
</office:document-meta>
</file>